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bold" style:font-size-asian="16pt" style:font-weight-asian="bold" style:font-size-complex="16pt" style:font-weight-complex="bold"/>
    </style:style>
    <style:style style:name="ce62" style:family="table-cell" style:parent-style-name="Default" style:data-style-name="N14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Separador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4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2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8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53" office:value-type="string" calcext:value-type="string">
            <text:p>NF 13183 - mens. 12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5-10-03" calcext:value-type="date">
            <text:p>03/10/2025</text:p>
          </table:table-cell>
          <table:table-cell table:style-name="ce69" table:formula="of:=[.C2]-[.F2]" office:value-type="float" office:value="0" calcext:value-type="float">
            <text:p>-</text:p>
          </table:table-cell>
          <table:table-cell table:style-name="ce25" office:value-type="string" calcext:value-type="string" table:number-columns-spanned="1" table:number-rows-spanned="2">
            <text:p>PG – 1.000,00 – 03/10/2025</text:p>
            <text:p>580,00 – 12/2024</text:p>
            <text:p>420,00 – 01/2025 – Parcial</text:p>
          </table:table-cell>
          <table:table-cell table:style-name="ce72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53" office:value-type="string" calcext:value-type="string">
            <text:p>NF 13196 - mens. 01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420" calcext:value-type="float">
            <text:p>420,00</text:p>
          </table:table-cell>
          <table:table-cell table:style-name="ce27" office:value-type="date" office:date-value="2025-10-03" calcext:value-type="date">
            <text:p>03/10/2025</text:p>
          </table:table-cell>
          <table:table-cell table:style-name="ce69" table:formula="of:=[.C3]-[.F3]" office:value-type="float" office:value="170" calcext:value-type="float">
            <text:p>170,00</text:p>
          </table:table-cell>
          <table:covered-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53" office:value-type="string" calcext:value-type="string">
            <text:p>NF 13209 - mens. 02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4]-[.F4]" office:value-type="float" office:value="590" calcext:value-type="float">
            <text:p>59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53" office:value-type="string" calcext:value-type="string">
            <text:p>NF 13223 - mens. 03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5]-[.F5]" office:value-type="float" office:value="590" calcext:value-type="float">
            <text:p>59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53" office:value-type="string" calcext:value-type="string">
            <text:p>NF 13237 - mens. 04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6]-[.F6]" office:value-type="float" office:value="590" calcext:value-type="float">
            <text:p>59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53" office:value-type="string" calcext:value-type="string">
            <text:p>NF 13251 - mens. 05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7]-[.F7]" office:value-type="float" office:value="590" calcext:value-type="float">
            <text:p>59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53" office:value-type="string" calcext:value-type="string">
            <text:p>NF 13265 - mens. 06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8]-[.F8]" office:value-type="float" office:value="590" calcext:value-type="float">
            <text:p>59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53" office:value-type="string" calcext:value-type="string">
            <text:p>NF 13279 - mens. 07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9]-[.F9]" office:value-type="float" office:value="590" calcext:value-type="float">
            <text:p>59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53" office:value-type="string" calcext:value-type="string">
            <text:p>NF 13293 - mens. 08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0]-[.F10]" office:value-type="float" office:value="280" calcext:value-type="float">
            <text:p>28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53" office:value-type="string" calcext:value-type="string">
            <text:p>NF 13307 - mens. 09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1]-[.F11]" office:value-type="float" office:value="280" calcext:value-type="float">
            <text:p>28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53" office:value-type="string" calcext:value-type="string">
            <text:p>NF 13321 - mens. 10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2]-[.F12]" office:value-type="float" office:value="280" calcext:value-type="float">
            <text:p>28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53" office:value-type="string" calcext:value-type="string">
            <text:p>NF 13335 - mens. 11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3]-[.F13]" office:value-type="float" office:value="280" calcext:value-type="float">
            <text:p>28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53" office:value-type="string" calcext:value-type="string">
            <text:p>NF 13349 - mens. 12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4]-[.F14]" office:value-type="float" office:value="280" calcext:value-type="float">
            <text:p>28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48" office:value-type="string" calcext:value-type="string">
            <text:p>PIX: 49.313.661/0001-66</text:p>
          </table:table-cell>
          <table:table-cell table:style-name="ce55" table:number-columns-repeated="5"/>
          <table:table-cell table:style-name="ce67" office:value-type="string" calcext:value-type="string">
            <text:p>TOTAL</text:p>
          </table:table-cell>
          <table:table-cell table:style-name="ce58" table:formula="of:=SUM([.H2:.H14])" office:value-type="float" office:value="5110" calcext:value-type="float">
            <text:p>5.110,00</text:p>
          </table:table-cell>
          <table:table-cell table:style-name="ce64"/>
          <table:table-cell table:number-columns-repeated="55"/>
        </table:table-row>
        <table:table-row table:style-name="ro2">
          <table:table-cell table:style-name="ce49"/>
          <table:table-cell table:style-name="ce56"/>
          <table:table-cell table:style-name="ce60" table:number-columns-repeated="2"/>
          <table:table-cell table:style-name="ce66"/>
          <table:table-cell table:style-name="ce60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>
          <table:table-cell table:style-name="Default"/>
          <table:table-cell table:style-name="ce57"/>
          <table:table-cell table:style-name="ce61"/>
          <table:table-cell table:style-name="ce56"/>
          <table:table-cell table:style-name="ce60" table:number-columns-repeated="2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>
          <table:table-cell table:style-name="Default"/>
          <table:table-cell table:style-name="ce57"/>
          <table:table-cell table:style-name="ce50"/>
          <table:table-cell table:style-name="ce56"/>
          <table:table-cell table:style-name="ce60" table:number-columns-repeated="2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 table:number-rows-repeated="31962">
          <table:table-cell table:style-name="ce50"/>
          <table:table-cell table:style-name="ce56"/>
          <table:table-cell table:style-name="ce60" table:number-columns-repeated="2"/>
          <table:table-cell table:style-name="ce66"/>
          <table:table-cell table:style-name="ce60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3" table:number-rows-repeated="98305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R$""""""""""""""""""""""""""""""""""""""""""""""""""</number:text>
    </number:number-style>
    <number:number-style style:name="N123P1" style:volatile="true">
      <number:text>R$(""""""""""""""""""""""""""""""""""""""""""""""""""</number:text>
    </number:number-style>
    <number:number-style style:name="N123">
      <number:text>R$-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9">
      <number:text>-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percentage-style style:name="N153">
      <number:number number:decimal-places="1" number:min-decimal-places="1" number:min-integer-digits="1"/>
      <number:text>%</number:text>
    </number:percentage-style>
    <number:date-style style:name="N154">
      <number:day number:style="long"/>
      <number:text>. </number:text>
      <number:month number:textual="true"/>
    </number:date-style>
    <number:number-style style:name="N156P0" style:volatile="true">
      <number:text>R$"</number:text>
      <number:number number:decimal-places="0" number:min-decimal-places="0" number:min-integer-digits="0"/>
      <number:text>"</number:text>
    </number:number-style>
    <number:currency-style style:name="N15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6P0"/>
    </number:currency-style>
    <number:date-style style:name="N157">
      <number:month number:textual="true"/>
      <number:text> </number:text>
      <number:year/>
    </number:date-style>
    <number:number-style style:name="N159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9">
      <number:text>(</number:text>
      <number:currency-symbol/>
      <number:text>\,)</number:text>
      <style:map style:condition="value()&gt;=0" style:apply-style-name="N159P0"/>
    </number:currency-style>
    <number:time-style style:name="N160">
      <number:hours/>
      <number:text>:</number:text>
      <number:minutes number:style="long"/>
      <number:text> </number:text>
      <number:am-pm/>
    </number:time-style>
    <number:number-style style:name="N161P0" style:volatile="true">
      <number:number number:min-integer-digits="1"/>
    </number:number-style>
    <number:number-style style:name="N161P1" style:volatile="true">
      <number:number number:min-integer-digits="1"/>
    </number:number-style>
    <number:number-style style:name="N161">
      <number:text>- DM""""""""""""""""""""""""""""""""""""""""""""""""""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7P0" style:volatile="true">
      <number:text>R$""""""""""""""""""""""""""""""""""""""""""""""""""</number:text>
    </number:number-style>
    <number:number-style style:name="N167">
      <number:text>(R$""""""""""""""""""""""""""""""""""""""""""""""""""</number:text>
      <style:map style:condition="value()&gt;=0" style:apply-style-name="N167P0"/>
    </number:number-style>
    <number:date-style style:name="N168">
      <number:month number:style="long"/>
      <number:text>/</number:text>
      <number:year number:style="long"/>
    </number:date-style>
    <number:date-style style:name="N169">
      <number:day number:style="long"/>
      <number:text>. </number:text>
      <number:month number:textual="true"/>
      <number:text> </number:text>
      <number:year/>
    </number:date-style>
    <number:time-style style:name="N170">
      <number:minutes number:style="long"/>
      <number:text>:</number:text>
      <number:seconds number:style="long"/>
    </number:time-style>
    <number:date-style style:name="N171">
      <number:day number:style="long"/>
      <number:text>.</number:text>
      <number:month number:style="long"/>
      <number:text>.</number:text>
      <number:year/>
    </number:date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3P0" style:volatile="true">
      <number:text>R$""""""""""""""""""""""""""""""""""""""""""""""""""</number:text>
    </number:number-style>
    <number:number-style style:name="N173">
      <style:text-properties fo:color="#ff0000"/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6:00:24.967979094">00:00:00</text:time></text:span><text:span text:style-name="MT2"><text:time style:data-style-name="N2" text:time-value="16:00:24.968005366">00:00:00</text:time></text:span></text:p>
        </style:region-center>
        <style:region-right>
          <text:p><text:span text:style-name="MT3">Manoel Campos Filho Soc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Manoel Campos Filho Soc. Unip.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6:00:24.97282758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4:01</meta:creation-date>
    <dc:date>2026-01-05T16:05:33.638304693</dc:date>
    <dc:language>pt-PT</dc:language>
    <meta:editing-cycles>705</meta:editing-cycles>
    <meta:editing-duration>P1DT10H14M38S</meta:editing-duration>
    <meta:print-date>2020-06-04T09:49:02.903000000</meta:print-date>
    <meta:document-statistic meta:table-count="1" meta:cell-count="92" meta:object-count="0"/>
    <meta:user-defined meta:name="Info 0"/>
    <meta:user-defined meta:name="Info 1"/>
    <meta:user-defined meta:name="Info 2"/>
    <meta:user-defined meta:name="Info 3"/>
  </office:meta>
</office:document-meta>
</file>